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00000004C682929940DA6C6E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Gunny Rewritten" svg:font-family="'Gunny Rewritten'"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7be6c" officeooo:paragraph-rsid="0017be6c"/>
    </style:style>
    <style:style style:name="P2" style:family="paragraph" style:parent-style-name="Header">
      <style:text-properties fo:font-size="16pt" officeooo:rsid="0017be6c" officeooo:paragraph-rsid="0017be6c" style:font-size-asian="16pt" style:font-size-complex="16pt"/>
    </style:style>
    <style:style style:name="P3" style:family="paragraph" style:parent-style-name="Header">
      <style:paragraph-properties fo:text-align="center" style:justify-single-word="false"/>
      <style:text-properties fo:color="#808080" fo:font-size="40pt" fo:letter-spacing="0.212cm" fo:font-weight="bold" officeooo:rsid="0017be6c" officeooo:paragraph-rsid="0017be6c" fo:background-color="#ffffff" style:font-size-asian="40pt" style:font-weight-asian="bold" style:font-size-complex="40pt" style:font-weight-complex="bold"/>
    </style:style>
    <style:style style:name="P4" style:family="paragraph" style:parent-style-name="Text_20_body">
      <style:text-properties style:font-name="Gunny Rewritten" fo:font-size="28pt" officeooo:rsid="0018410b" officeooo:paragraph-rsid="0018410b" style:font-size-asian="28pt" style:font-size-complex="28pt"/>
    </style:style>
    <style:style style:name="P5" style:family="paragraph" style:parent-style-name="Text_20_body">
      <style:text-properties style:font-name="Gunny Rewritten" fo:font-size="28pt" officeooo:rsid="0018410b" officeooo:paragraph-rsid="0019fb5c" style:font-size-asian="28pt" style:font-size-complex="28pt"/>
    </style:style>
    <style:style style:name="P6" style:family="paragraph" style:parent-style-name="Text_20_body">
      <style:text-properties style:font-name="Gunny Rewritten" fo:font-size="28pt" officeooo:rsid="0018410b" officeooo:paragraph-rsid="001a7531" style:font-size-asian="28pt" style:font-size-complex="28pt"/>
    </style:style>
    <style:style style:name="P7" style:family="paragraph" style:parent-style-name="Text_20_body">
      <style:text-properties style:font-name="Gunny Rewritten" fo:font-size="28pt" officeooo:rsid="0018410b" officeooo:paragraph-rsid="001bfe2a" style:font-size-asian="28pt" style:font-size-complex="28pt"/>
    </style:style>
    <style:style style:name="P8" style:family="paragraph" style:parent-style-name="Text_20_body">
      <style:text-properties style:font-name="Gunny Rewritten" fo:font-size="28pt" officeooo:rsid="0018410b" officeooo:paragraph-rsid="001dde61" style:font-size-asian="28pt" style:font-size-complex="28pt"/>
    </style:style>
    <style:style style:name="P9" style:family="paragraph" style:parent-style-name="Text_20_body">
      <style:text-properties style:font-name="Gunny Rewritten" fo:font-size="28pt" officeooo:rsid="0018410b" officeooo:paragraph-rsid="001ea88e" style:font-size-asian="28pt" style:font-size-complex="28pt"/>
    </style:style>
    <style:style style:name="P10" style:family="paragraph" style:parent-style-name="Text_20_body">
      <style:text-properties style:font-name="Gunny Rewritten" fo:font-size="28pt" officeooo:rsid="0018410b" officeooo:paragraph-rsid="001f93a4" style:font-size-asian="28pt" style:font-size-complex="28pt"/>
    </style:style>
    <style:style style:name="P11" style:family="paragraph" style:parent-style-name="Text_20_body">
      <style:text-properties style:font-name="Gunny Rewritten" fo:font-size="28pt" officeooo:rsid="0018410b" officeooo:paragraph-rsid="00258d3d" style:font-size-asian="28pt" style:font-size-complex="28pt"/>
    </style:style>
    <style:style style:name="P12" style:family="paragraph" style:parent-style-name="Text_20_body">
      <style:text-properties style:font-name="Gunny Rewritten" fo:font-size="28pt" officeooo:rsid="0018410b" officeooo:paragraph-rsid="002775d8" style:font-size-asian="28pt" style:font-size-complex="28pt"/>
    </style:style>
    <style:style style:name="P13" style:family="paragraph" style:parent-style-name="Text_20_body">
      <style:text-properties style:font-name="Gunny Rewritten" fo:font-size="28pt" officeooo:rsid="0018410b" officeooo:paragraph-rsid="00282a66" style:font-size-asian="28pt" style:font-size-complex="28pt"/>
    </style:style>
    <style:style style:name="P14" style:family="paragraph" style:parent-style-name="Text_20_body">
      <style:text-properties style:font-name="Gunny Rewritten" fo:font-size="28pt" officeooo:rsid="0019fb5c" officeooo:paragraph-rsid="0019fb5c" style:font-size-asian="28pt" style:font-size-complex="28pt"/>
    </style:style>
    <style:style style:name="P15" style:family="paragraph" style:parent-style-name="Text_20_body">
      <style:text-properties style:font-name="Gunny Rewritten" fo:font-size="28pt" officeooo:rsid="0019fb5c" officeooo:paragraph-rsid="001ea88e" style:font-size-asian="28pt" style:font-size-complex="28pt"/>
    </style:style>
    <style:style style:name="P16" style:family="paragraph" style:parent-style-name="Text_20_body">
      <style:text-properties style:font-name="Gunny Rewritten" fo:font-size="28pt" officeooo:rsid="0019fb5c" officeooo:paragraph-rsid="001f93a4" style:font-size-asian="28pt" style:font-size-complex="28pt"/>
    </style:style>
    <style:style style:name="P17" style:family="paragraph" style:parent-style-name="Text_20_body">
      <style:text-properties style:font-name="Gunny Rewritten" fo:font-size="28pt" officeooo:rsid="0019fb5c" officeooo:paragraph-rsid="00258d3d" style:font-size-asian="28pt" style:font-size-complex="28pt"/>
    </style:style>
    <style:style style:name="P18" style:family="paragraph" style:parent-style-name="Text_20_body">
      <style:text-properties style:font-name="Gunny Rewritten" fo:font-size="28pt" officeooo:rsid="0019fb5c" officeooo:paragraph-rsid="002775d8" style:font-size-asian="28pt" style:font-size-complex="28pt"/>
    </style:style>
    <style:style style:name="P19" style:family="paragraph" style:parent-style-name="Text_20_body">
      <style:text-properties style:font-name="Gunny Rewritten" fo:font-size="28pt" officeooo:rsid="001a7531" officeooo:paragraph-rsid="001a7531" style:font-size-asian="28pt" style:font-size-complex="28pt"/>
    </style:style>
    <style:style style:name="P20" style:family="paragraph" style:parent-style-name="Text_20_body">
      <style:text-properties style:font-name="Gunny Rewritten" fo:font-size="28pt" officeooo:rsid="001a7531" officeooo:paragraph-rsid="002775d8" style:font-size-asian="28pt" style:font-size-complex="28pt"/>
    </style:style>
    <style:style style:name="P21" style:family="paragraph" style:parent-style-name="Text_20_body">
      <style:text-properties style:font-name="Gunny Rewritten" fo:font-size="28pt" officeooo:rsid="001bfe2a" officeooo:paragraph-rsid="001bfe2a" style:font-size-asian="28pt" style:font-size-complex="28pt"/>
    </style:style>
    <style:style style:name="P22" style:family="paragraph" style:parent-style-name="Text_20_body">
      <style:text-properties style:font-name="Gunny Rewritten" fo:font-size="28pt" officeooo:rsid="001dde61" officeooo:paragraph-rsid="001dde61" style:font-size-asian="28pt" style:font-size-complex="28pt"/>
    </style:style>
    <style:style style:name="P23" style:family="paragraph" style:parent-style-name="Text_20_body">
      <style:text-properties style:font-name="Gunny Rewritten" fo:font-size="28pt" officeooo:rsid="001ea88e" officeooo:paragraph-rsid="001ea88e" style:font-size-asian="28pt" style:font-size-complex="28pt"/>
    </style:style>
    <style:style style:name="P24" style:family="paragraph" style:parent-style-name="Text_20_body">
      <style:text-properties style:font-name="Gunny Rewritten" fo:font-size="28pt" officeooo:rsid="0022e6f4" officeooo:paragraph-rsid="0022e6f4" style:font-size-asian="28pt" style:font-size-complex="28pt"/>
    </style:style>
    <style:style style:name="P25" style:family="paragraph" style:parent-style-name="Text_20_body">
      <style:text-properties style:font-name="Gunny Rewritten" fo:font-size="28pt" officeooo:rsid="00258d3d" officeooo:paragraph-rsid="00258d3d" style:font-size-asian="28pt" style:font-size-complex="28pt"/>
    </style:style>
    <style:style style:name="P26" style:family="paragraph" style:parent-style-name="Text_20_body">
      <style:text-properties style:font-name="Gunny Rewritten" fo:font-size="28pt" officeooo:rsid="002775d8" officeooo:paragraph-rsid="002775d8" style:font-size-asian="28pt" style:font-size-complex="28pt"/>
    </style:style>
    <style:style style:name="P27" style:family="paragraph" style:parent-style-name="Text_20_body">
      <style:text-properties style:font-name="Gunny Rewritten" fo:font-size="28pt" officeooo:rsid="00282a66" officeooo:paragraph-rsid="00282a66" style:font-size-asian="28pt" style:font-size-complex="28pt"/>
    </style:style>
    <style:style style:name="P28" style:family="paragraph" style:parent-style-name="Text_20_body">
      <style:text-properties style:font-name="Gunny Rewritten" fo:font-size="28pt" officeooo:rsid="00295dec" officeooo:paragraph-rsid="00295dec" style:font-size-asian="28pt" style:font-size-complex="28pt"/>
    </style:style>
    <style:style style:name="P29" style:family="paragraph" style:parent-style-name="Text_20_body">
      <style:text-properties style:font-name="Gunny Rewritten" fo:font-size="28pt" officeooo:rsid="0029aa07" officeooo:paragraph-rsid="0029aa07" style:font-size-asian="28pt" style:font-size-complex="28pt"/>
    </style:style>
    <style:style style:name="P30" style:family="paragraph" style:parent-style-name="Text_20_body">
      <style:text-properties officeooo:paragraph-rsid="0019fb5c"/>
    </style:style>
    <style:style style:name="P31" style:family="paragraph" style:parent-style-name="Text_20_body">
      <style:text-properties officeooo:paragraph-rsid="001a7531"/>
    </style:style>
    <style:style style:name="P32" style:family="paragraph" style:parent-style-name="Text_20_body">
      <style:text-properties officeooo:paragraph-rsid="001bfe2a"/>
    </style:style>
    <style:style style:name="P33" style:family="paragraph" style:parent-style-name="Text_20_body">
      <style:text-properties officeooo:paragraph-rsid="001dde61"/>
    </style:style>
    <style:style style:name="P34" style:family="paragraph" style:parent-style-name="Text_20_body">
      <style:text-properties officeooo:paragraph-rsid="001ea88e"/>
    </style:style>
    <style:style style:name="P35" style:family="paragraph" style:parent-style-name="Text_20_body">
      <style:text-properties officeooo:paragraph-rsid="001f93a4"/>
    </style:style>
    <style:style style:name="P36" style:family="paragraph" style:parent-style-name="Text_20_body">
      <style:text-properties officeooo:paragraph-rsid="00258d3d"/>
    </style:style>
    <style:style style:name="P37" style:family="paragraph" style:parent-style-name="Text_20_body">
      <style:text-properties officeooo:paragraph-rsid="002775d8"/>
    </style:style>
    <style:style style:name="P38" style:family="paragraph" style:parent-style-name="Text_20_body">
      <style:text-properties officeooo:paragraph-rsid="00282a66"/>
    </style:style>
    <style:style style:name="P39" style:family="paragraph" style:parent-style-name="Text_20_body">
      <style:paragraph-properties fo:break-before="page"/>
      <style:text-properties officeooo:paragraph-rsid="0019fb5c"/>
    </style:style>
    <style:style style:name="P40" style:family="paragraph" style:parent-style-name="Text_20_body">
      <style:paragraph-properties fo:break-before="page"/>
      <style:text-properties officeooo:paragraph-rsid="001a7531"/>
    </style:style>
    <style:style style:name="P41" style:family="paragraph" style:parent-style-name="Text_20_body">
      <style:paragraph-properties fo:break-before="page"/>
      <style:text-properties officeooo:paragraph-rsid="001bfe2a"/>
    </style:style>
    <style:style style:name="P42" style:family="paragraph" style:parent-style-name="Text_20_body">
      <style:paragraph-properties fo:break-before="page"/>
      <style:text-properties officeooo:paragraph-rsid="001ea88e"/>
    </style:style>
    <style:style style:name="P43" style:family="paragraph" style:parent-style-name="Text_20_body">
      <style:paragraph-properties fo:break-before="page"/>
      <style:text-properties officeooo:paragraph-rsid="001f93a4"/>
    </style:style>
    <style:style style:name="P44" style:family="paragraph" style:parent-style-name="Text_20_body">
      <style:paragraph-properties fo:break-before="page"/>
      <style:text-properties officeooo:paragraph-rsid="001dde61"/>
    </style:style>
    <style:style style:name="P45" style:family="paragraph" style:parent-style-name="Text_20_body">
      <style:paragraph-properties fo:break-before="page"/>
      <style:text-properties officeooo:paragraph-rsid="00258d3d"/>
    </style:style>
    <style:style style:name="P46" style:family="paragraph" style:parent-style-name="Text_20_body">
      <style:paragraph-properties fo:break-before="page"/>
      <style:text-properties officeooo:paragraph-rsid="002775d8"/>
    </style:style>
    <style:style style:name="P47" style:family="paragraph" style:parent-style-name="Text_20_body">
      <style:paragraph-properties fo:break-before="page"/>
      <style:text-properties officeooo:paragraph-rsid="00282a66"/>
    </style:style>
    <style:style style:name="P48" style:family="paragraph">
      <loext:graphic-properties draw:fill="none"/>
      <style:paragraph-properties fo:text-align="center"/>
    </style:style>
    <style:style style:name="P49" style:family="paragraph">
      <loext:graphic-properties draw:fill="none" draw:fill-color="#ffffff"/>
      <style:text-properties style:font-name="Gunny Rewritten" fo:font-size="36pt" style:font-size-asian="36pt" style:font-size-complex="36pt"/>
    </style:style>
    <style:style style:name="P50" style:family="paragraph">
      <style:text-properties fo:font-size="22pt" style:font-size-asian="22pt" style:font-size-complex="22pt"/>
    </style:style>
    <style:style style:name="P51" style:family="paragraph">
      <loext:graphic-properties draw:fill="none" draw:fill-color="#ffffff"/>
      <style:text-properties style:font-name="Gunny Rewritten" fo:font-size="22pt" style:font-size-asian="22pt" style:font-size-complex="22pt"/>
    </style:style>
    <style:style style:name="T1" style:family="text">
      <style:text-properties fo:font-size="24pt" fo:letter-spacing="0.212cm" fo:font-weight="bold" officeooo:rsid="0017be6c" style:font-size-asian="24pt" style:font-weight-asian="bold" style:font-size-complex="24pt" style:font-weight-complex="bold"/>
    </style:style>
    <style:style style:name="T2" style:family="text">
      <style:text-properties officeooo:rsid="0019fb5c"/>
    </style:style>
    <style:style style:name="T3" style:family="text">
      <style:text-properties officeooo:rsid="001a7531"/>
    </style:style>
    <style:style style:name="T4" style:family="text">
      <style:text-properties officeooo:rsid="001bfe2a"/>
    </style:style>
    <style:style style:name="T5" style:family="text">
      <style:text-properties officeooo:rsid="001ea88e"/>
    </style:style>
    <style:style style:name="T6" style:family="text">
      <style:text-properties officeooo:rsid="0020d095"/>
    </style:style>
    <style:style style:name="T7" style:family="text">
      <style:text-properties officeooo:rsid="0022e6f4"/>
    </style:style>
    <style:style style:name="T8" style:family="text">
      <style:text-properties officeooo:rsid="002555b7"/>
    </style:style>
    <style:style style:name="T9" style:family="text">
      <style:text-properties officeooo:rsid="00258d3d"/>
    </style:style>
    <style:style style:name="T10" style:family="text">
      <style:text-properties officeooo:rsid="002775d8"/>
    </style:style>
    <style:style style:name="T11" style:family="text">
      <style:text-properties officeooo:rsid="00282a66"/>
    </style:style>
    <style:style style:name="T12" style:family="text">
      <style:text-properties officeooo:rsid="00295dec"/>
    </style:style>
    <style:style style:name="T13" style:family="text">
      <style:text-properties officeooo:rsid="0029aa07"/>
    </style:style>
    <style:style style:name="T14" style:family="text">
      <style:text-properties style:font-name="Gunny Rewritten" fo:font-size="36pt" style:font-size-asian="36pt" style:font-size-complex="36pt"/>
    </style:style>
    <style:style style:name="T15" style:family="text">
      <style:text-properties style:font-name="Gunny Rewritten" fo:font-size="22pt" style:font-size-asian="22pt" style:font-size-complex="22pt"/>
    </style:style>
    <style:style style:name="fr1" style:family="graphic" style:parent-style-name="Graphics">
      <style:graphic-properties style:run-through="background" style:protect="content size position" style:wrap="run-through" style:number-wrapped-paragraphs="no-limit" style:vertical-pos="middle" style:vertical-rel="page" style:horizontal-pos="center" style:horizontal-rel="page" style:mirror="none" fo:clip="rect(0cm, 0cm, 0cm, 0cm)" draw:luminance="0%" draw:contrast="0%" draw:red="0%" draw:green="0%" draw:blue="0%" draw:gamma="100%" draw:color-inversion="false" draw:image-opacity="8%" draw:color-mode="standard"/>
    </style:style>
    <style:style style:name="gr1" style:family="graphic">
      <style:graphic-properties svg:stroke-width="0.081cm" svg:stroke-color="#000000" draw:marker-start-width="0.474cm" draw:marker-end-width="0.474cm" draw:fill="none" draw:textarea-horizontal-align="center" draw:textarea-vertical-align="middle" fo:padding-top="0.041cm" fo:padding-bottom="0.041cm" fo:padding-left="0.041cm" fo:padding-right="0.041cm" style:run-through="background" style:wrap="run-through" style:number-wrapped-paragraphs="no-limit" style:vertical-pos="from-top" style:vertical-rel="paragraph" style:horizontal-pos="center" style:horizontal-rel="paragraph"/>
    </style:style>
    <style:style style:name="gr2"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81cm" svg:stroke-color="#808080" draw:marker-start-width="0.474cm" draw:marker-end-width="0.474cm" draw:fill="none" draw:textarea-horizontal-align="center" draw:textarea-vertical-align="middle" fo:padding-top="0.041cm" fo:padding-bottom="0.041cm" fo:padding-left="0.041cm" fo:padding-right="0.041cm" style:run-through="background" style:wrap="run-through" style:number-wrapped-paragraphs="no-limit" style:vertical-pos="from-top" style:vertical-rel="paragraph" style:horizontal-pos="center" style:horizontal-rel="paragraph"/>
    </style:style>
    <style:style style:name="gr4" style:family="graphic">
      <style:graphic-properties draw:stroke="none" svg:stroke-color="#000000" draw:fill="none" draw:fill-color="#ffffff" fo:min-height="7.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line text:anchor-type="paragraph" draw:z-index="12" draw:name="Form1" draw:style-name="gr1" draw:text-style-name="P48" svg:x1="-0.916cm" svg:y1="1.581cm" svg:x2="17.914cm" svg:y2="1.618cm"><text:p/></draw:line><draw:frame text:anchor-type="paragraph" draw:z-index="13" draw:name="Form2" draw:style-name="gr2" draw:text-style-name="P49" svg:width="15.082cm" svg:height="1.646cm" svg:x="1.965cm" svg:y="-0.425cm"><draw:text-box><text:p><text:span text:style-name="T14">Alarmanlage</text:span></text:p></draw:text-box></draw:frame>Betreff: </text:p>
      <text:p text:style-name="Text_20_body"/>
      <text:p text:style-name="P4">Sehr geehrter Herr Bürgermeister,</text:p>
      <text:p text:style-name="P4"/>
      <text:p text:style-name="P4">ich bin mit der Bewachung des Stadt-Schatzes beauftragt.</text:p>
      <text:p text:style-name="P4">Seit dem Gefängnisausbruch <text:span text:style-name="T2">im letzten Monat kann ich keine Nacht mehr ruhig schlafen. Mit einer Alarmanlage, die den Stadt-Schatz beschützt, wäre mein Leben um einiges leichter.</text:span></text:p>
      <text:p text:style-name="P4"/>
      <text:p text:style-name="P14">Mit freundlichem Gruß,</text:p>
      <text:p text:style-name="P14">Sekju Riti</text:p>
      <text:p text:style-name="P39"><draw:line text:anchor-type="paragraph" draw:z-index="14" draw:name="Form1" draw:style-name="gr1" draw:text-style-name="P48" svg:x1="-0.916cm" svg:y1="1.581cm" svg:x2="17.914cm" svg:y2="1.618cm"><text:p/></draw:line><draw:frame text:anchor-type="paragraph" draw:z-index="15" draw:name="Form2" draw:style-name="gr2" draw:text-style-name="P49" svg:width="15.082cm" svg:height="1.646cm" svg:x="1.965cm" svg:y="-0.425cm"><draw:text-box><text:p><text:span text:style-name="T14">Ampel bei der Feuerwache</text:span></text:p></draw:text-box></draw:frame>Betreff: </text:p>
      <text:p text:style-name="P30"/>
      <text:p text:style-name="P5"><text:span text:style-name="T2">Lieber</text:span> Bürgermeister,</text:p>
      <text:p text:style-name="P5"/>
      <text:p text:style-name="P14">in den letzten Monaten macht uns die Verkehrslage vor unserer Feuerwache sehr zu schaffen. Die Leute halten nicht rechtzeitig an, wenn wir mit dem Löschfahrzeug ausrücken wollen.</text:p>
      <text:p text:style-name="P14">Wir wünschen uns eine Ampel vor der Feuerwache, die <text:span text:style-name="T3">auf Knopfdruck den Verkehrsfluss unterbricht.</text:span></text:p>
      <text:p text:style-name="P5"/>
      <text:p text:style-name="P19">Liebe Grüße,</text:p>
      <text:p text:style-name="P19">Harald Löscher</text:p>
      <text:p text:style-name="P40"><draw:line text:anchor-type="paragraph" draw:z-index="16" draw:name="Form1" draw:style-name="gr1" draw:text-style-name="P48" svg:x1="-0.916cm" svg:y1="1.581cm" svg:x2="17.914cm" svg:y2="1.618cm"><text:p/></draw:line><draw:frame text:anchor-type="paragraph" draw:z-index="17" draw:name="Form2" draw:style-name="gr2" draw:text-style-name="P49" svg:width="15.082cm" svg:height="1.646cm" svg:x="1.965cm" svg:y="-0.425cm"><draw:text-box><text:p><text:span text:style-name="T14">Stopp-Anzeige am Güterbahnhof</text:span></text:p></draw:text-box></draw:frame>Betreff: </text:p>
      <text:p text:style-name="P31"/>
      <text:p text:style-name="P6"><text:span text:style-name="T3">Hallo</text:span> Herr Bürgermeister,</text:p>
      <text:p text:style-name="P19">die Situation ist nicht mehr tragbar! Wegen der hohen Auftragslage in der Logistikbranche und der Unterbesetzung am Güterbahnhof, ackern wir uns zu Tode!!!</text:p>
      <text:p text:style-name="P19">Eine Vorrichtung, die dem Zugführer anzeigt, wann er halten muss, würde uns die Arbeit erleichtern. Der Wagon mit den Containern muss nämlich unterhalb des Krans zum Stehen kommen.</text:p>
      <text:p text:style-name="P19">Sollten Sie nichts unternehmen, sehen wir uns gezwungen zu streiken!!!</text:p>
      <text:p text:style-name="P19">Die Belegschaft des Güterbahnhofs.</text:p>
      <text:p text:style-name="P41"><draw:line text:anchor-type="paragraph" draw:z-index="18" draw:name="Form1" draw:style-name="gr1" draw:text-style-name="P48" svg:x1="-0.916cm" svg:y1="1.581cm" svg:x2="17.914cm" svg:y2="1.618cm"><text:p/></draw:line><draw:frame text:anchor-type="paragraph" draw:z-index="19" draw:name="Form2" draw:style-name="gr2" draw:text-style-name="P49" svg:width="15.082cm" svg:height="1.646cm" svg:x="1.965cm" svg:y="-0.425cm"><draw:text-box><text:p><text:span text:style-name="T14">Automatisches Dach</text:span></text:p></draw:text-box></draw:frame>Betreff: </text:p>
      <text:p text:style-name="P32"/>
      <text:p text:style-name="P7">Sehr geehrter Herr Bürgermeister,</text:p>
      <text:p text:style-name="P7"/>
      <text:p text:style-name="P21">im letzten Sommer haben wir beim städtischen Gewächshaus auf Grund des wechselhaften Wetters fast die komplette Ernte verloren. </text:p>
      <text:p text:style-name="P21">Wir hätten gerne ein Dach, das sich der Wetterlage entsprechend bei hoher Sonneneinstrahlung öffnet und bei wenig Licht schließt.</text:p>
      <text:p text:style-name="P7"/>
      <text:p text:style-name="P21">Mit freundlichen Grüßen</text:p>
      <text:p text:style-name="P21">Ol<text:span text:style-name="T13">l</text:span>i Brok <text:span text:style-name="T6">&amp; Flora Blumig</text:span></text:p>
      <text:p text:style-name="P41"><draw:line text:anchor-type="paragraph" draw:z-index="20" draw:name="Form1" draw:style-name="gr1" draw:text-style-name="P48" svg:x1="-0.916cm" svg:y1="1.581cm" svg:x2="17.914cm" svg:y2="1.618cm"><text:p/></draw:line><draw:frame text:anchor-type="paragraph" draw:z-index="21" draw:name="Form2" draw:style-name="gr2" draw:text-style-name="P49" svg:width="15.082cm" svg:height="1.646cm" svg:x="1.965cm" svg:y="-0.425cm"><draw:text-box><text:p><text:span text:style-name="T14">Automatische Schranke</text:span></text:p></draw:text-box></draw:frame>Betreff: </text:p>
      <text:p text:style-name="P32"/>
      <text:p text:style-name="P7"><text:span text:style-name="T4">Lieber</text:span> Bürgermeister,</text:p>
      <text:p text:style-name="P7"/>
      <text:p text:style-name="P21">damit die Ticketpreise im Personennahverkehr nicht weiter steigen, müssen wir sparen und das geht am besten bei den Personalkosten. Wir würden gerne den Angestellten, der zur Zeit am Bahnübergang die Schranke manuell öffnet und schließt durch eine automatische Anlage ersetzt haben.</text:p>
      <text:p text:style-name="P7"/>
      <text:p text:style-name="P22">Liebe Grüße,</text:p>
      <text:p text:style-name="P22">H. Mehstachel<text:line-break/><text:span text:style-name="T10">(Vorsitzender der Stadtbahn)</text:span></text:p>
      <text:p text:style-name="P44"><draw:line text:anchor-type="paragraph" draw:z-index="22" draw:name="Form1" draw:style-name="gr1" draw:text-style-name="P48" svg:x1="-0.916cm" svg:y1="1.581cm" svg:x2="17.914cm" svg:y2="1.618cm"><text:p/></draw:line><draw:frame text:anchor-type="paragraph" draw:z-index="23" draw:name="Form2" draw:style-name="gr2" draw:text-style-name="P49" svg:width="15.082cm" svg:height="1.646cm" svg:x="2.18cm" svg:y="-0.3cm"><draw:text-box><text:p><text:span text:style-name="T14">Chaos auf dem Parkplatz</text:span></text:p></draw:text-box></draw:frame>Betreff: </text:p>
      <text:p text:style-name="P33"/>
      <text:p text:style-name="P8">Sehr geehrter Herr Bürgermeister,</text:p>
      <text:p text:style-name="P22"/>
      <text:p text:style-name="P22">ich arbeite in der City und muss dort täglich den Parkplatz nutzen. Leider ist dort ständig Chaos!</text:p>
      <text:p text:style-name="P22">Wäre es nicht möglich, eine Vorrichtung zu bauen, die automatisch erkennt, wann der Parkplatz voll ist, und dies dann über eine Ampel anzeigt?</text:p>
      <text:p text:style-name="P22"/>
      <text:p text:style-name="P22">Hochachtungsvoll,</text:p>
      <text:p text:style-name="P23">Mina Parker</text:p>
      <text:p text:style-name="P42"><draw:line text:anchor-type="paragraph" draw:z-index="24" draw:name="Form1" draw:style-name="gr1" draw:text-style-name="P48" svg:x1="-0.916cm" svg:y1="1.581cm" svg:x2="17.914cm" svg:y2="1.618cm"><text:p/></draw:line><draw:frame text:anchor-type="paragraph" draw:z-index="25" draw:name="Form2" draw:style-name="gr2" draw:text-style-name="P49" svg:width="15.082cm" svg:height="1.646cm" svg:x="1.965cm" svg:y="-0.425cm"><draw:text-box><text:p><text:span text:style-name="T14">Werbetafel</text:span></text:p></draw:text-box></draw:frame>Betreff: </text:p>
      <text:p text:style-name="P34"/>
      <text:p text:style-name="P9">Sehr geehrter Herr Bürgermeister,</text:p>
      <text:p text:style-name="P23">wir vom Institut für Informatik haben eine Werbetafel für die Didaktik der Informatik aufgestellt. Leider wird diese so gut wie gar nicht beachtet.</text:p>
      <text:p text:style-name="P23">Wir würden uns sehr freuen, wenn die Werbetafel mehr Aufmerksamkeit auf sich zieht, sobald ein Knopf gedrückt wird. Oder noch besser, sobald jemand vorbeigeht.</text:p>
      <text:p text:style-name="P23"/>
      <text:p text:style-name="P15">Mit freundlichem Gruß,</text:p>
      <text:p text:style-name="P23">Prof. I. Schwall</text:p>
      <text:p text:style-name="P42"><draw:line text:anchor-type="paragraph" draw:z-index="26" draw:name="Form1" draw:style-name="gr1" draw:text-style-name="P48" svg:x1="-0.916cm" svg:y1="1.581cm" svg:x2="17.914cm" svg:y2="1.618cm"><text:p/></draw:line><draw:frame text:anchor-type="paragraph" draw:z-index="27" draw:name="Form2" draw:style-name="gr2" draw:text-style-name="P49" svg:width="15.082cm" svg:height="1.646cm" svg:x="1.965cm" svg:y="-0.425cm"><draw:text-box><text:p><text:span text:style-name="T14">Lärmampel am Güterbahnhof</text:span></text:p></draw:text-box></draw:frame>Betreff: </text:p>
      <text:p text:style-name="P34"/>
      <text:p text:style-name="P9">Sehr geehrter Herr Bürgermeister,</text:p>
      <text:p text:style-name="P9"/>
      <text:p text:style-name="P9">ich <text:span text:style-name="T5">wohne direkt neben dem Güterbahnhof und dort ist es leider ziemlich oft sehr sehr laut. Ich habe Kinder, die schlafen wollen.</text:span></text:p>
      <text:p text:style-name="P23">Bitte stellen Sie am Güterbahnhof eine Lärmampel auf, die je nach Lautstärke Grün, Gelb oder Rot anzeigt.</text:p>
      <text:p text:style-name="P9"/>
      <text:p text:style-name="P15"><text:span text:style-name="T5">Vielen Dank</text:span>,</text:p>
      <text:p text:style-name="P23"><text:span text:style-name="T6">Familie </text:span>Auris</text:p>
      <text:p text:style-name="P43"><draw:line text:anchor-type="paragraph" draw:z-index="28" draw:name="Form1" draw:style-name="gr1" draw:text-style-name="P48" svg:x1="-0.916cm" svg:y1="1.581cm" svg:x2="17.914cm" svg:y2="1.618cm"><text:p/></draw:line><draw:frame text:anchor-type="paragraph" draw:z-index="29" draw:name="Form2" draw:style-name="gr2" draw:text-style-name="P49" svg:width="15.082cm" svg:height="1.646cm" svg:x="1.965cm" svg:y="-0.425cm"><draw:text-box><text:p><text:span text:style-name="T14">Glockenklang in unserer Stadt</text:span></text:p></draw:text-box></draw:frame>Betreff: </text:p>
      <text:p text:style-name="P35"/>
      <text:p text:style-name="P10"><text:span text:style-name="T7">Guten Tag</text:span> Herr Bürgermeister,</text:p>
      <text:p text:style-name="P24"/>
      <text:p text:style-name="P24">Der Glockenturm am Rathaus ist seit 23 Jahren defekt. In meiner Jugend ertönte die Glocke zu jeder vollen Stunde. Es wäre doch schön, <text:span text:style-name="T8">diese Tradition wieder aufleben zu lassen und </text:span>wieder ein akustisches Stundensignal zu haben, das in der ganzen Stadt zu hören ist.</text:p>
      <text:p text:style-name="P24"/>
      <text:p text:style-name="P16">Mit <text:span text:style-name="T7">lieben</text:span> Gr<text:span text:style-name="T7">ü</text:span>ß<text:span text:style-name="T7">en</text:span>,</text:p>
      <text:p text:style-name="P24">Kolokol Klöppel</text:p>
      <text:p text:style-name="P45"><draw:line text:anchor-type="paragraph" draw:z-index="42" draw:name="Form1" draw:style-name="gr1" draw:text-style-name="P48" svg:x1="-0.916cm" svg:y1="1.581cm" svg:x2="17.914cm" svg:y2="1.618cm"><text:p/></draw:line><draw:frame text:anchor-type="paragraph" draw:z-index="43" draw:name="Form2" draw:style-name="gr2" draw:text-style-name="P49" svg:width="15.082cm" svg:height="1.646cm" svg:x="1.965cm" svg:y="-0.425cm"><draw:text-box><text:p><text:span text:style-name="T14">Ersatz für den Hahn</text:span></text:p></draw:text-box></draw:frame>Betreff: </text:p>
      <text:p text:style-name="P36"/>
      <text:p text:style-name="P11"><text:span text:style-name="T9">Lieber Herr</text:span> Bürgermeister,</text:p>
      <text:p text:style-name="P11"/>
      <text:p text:style-name="P25">fast ein halbes Jahr ist es nun her, dass unser geliebter Hahn „Frapeto“ gestorben ist. Fast 20 Jahre lang hat er jeden Morgen die Stadt durch sein engelsgleiches Krähen geweckt, sobald die Sonne aufging.</text:p>
      <text:p text:style-name="P26">Kann man Frapeto nicht irgendwie durch moderne Technik ersetzen?</text:p>
      <text:p text:style-name="P17"><text:span text:style-name="T5"><text:line-break/>Muchas Gracias</text:span>,</text:p>
      <text:p text:style-name="P26">Carlos Gallo</text:p>
      <text:p text:style-name="P46"><draw:line text:anchor-type="paragraph" draw:z-index="44" draw:name="Form1" draw:style-name="gr1" draw:text-style-name="P48" svg:x1="-0.916cm" svg:y1="1.581cm" svg:x2="17.914cm" svg:y2="1.618cm"><text:p/></draw:line><draw:frame text:anchor-type="paragraph" draw:z-index="45" draw:name="Form2" draw:style-name="gr2" draw:text-style-name="P49" svg:width="15.082cm" svg:height="1.646cm" svg:x="1.965cm" svg:y="-0.425cm"><draw:text-box><text:p><text:span text:style-name="T14">Rolltor der Feuerwache</text:span></text:p></draw:text-box></draw:frame>Betreff: </text:p>
      <text:p text:style-name="P37"/>
      <text:p text:style-name="P12"><text:span text:style-name="T2">Lieber</text:span> Bürgermeister,</text:p>
      <text:p text:style-name="P12"/>
      <text:p text:style-name="P26">beim Bau der Feuerwache ist, wie sie wissen damals ein bisschen was schief gelaufen und jetzt müssen wir unser Löschfahrzeug immer vor der Garage abstellen oder das Rolltor per Hand aufstemmen.</text:p>
      <text:p text:style-name="P18">Wir wünschen uns, <text:span text:style-name="T10">dass das Rolltor auf Knopfdruck auf und zu geht.</text:span></text:p>
      <text:p text:style-name="P12"/>
      <text:p text:style-name="P20">Liebe Grüße,</text:p>
      <text:p text:style-name="P20">Harald Löscher</text:p>
      <text:p text:style-name="P47"><draw:line text:anchor-type="paragraph" draw:z-index="46" draw:name="Form1" draw:style-name="gr1" draw:text-style-name="P48" svg:x1="-0.916cm" svg:y1="1.581cm" svg:x2="17.914cm" svg:y2="1.618cm"><text:p/></draw:line><draw:frame text:anchor-type="paragraph" draw:z-index="47" draw:name="Form2" draw:style-name="gr2" draw:text-style-name="P49" svg:width="15.082cm" svg:height="1.646cm" svg:x="1.965cm" svg:y="-0.425cm"><draw:text-box><text:p><text:span text:style-name="T14">Notsignal am Hafen</text:span></text:p></draw:text-box></draw:frame>Betreff: </text:p>
      <text:p text:style-name="P38"/>
      <text:p text:style-name="P13"><text:span text:style-name="T11">Moin Heer</text:span> B<text:span text:style-name="T11">örgermester</text:span>,</text:p>
      <text:p text:style-name="P27">h<text:span text:style-name="T12">ier</text:span> h<text:span text:style-name="T12">ebben</text:span> <text:span text:style-name="T12">wi</text:span> <text:span text:style-name="T12">mennigmaal</text:span> mit ge<text:span text:style-name="T12">fahrelke</text:span> Stoffe <text:span text:style-name="T12">to doon</text:span>. Dat weer schön, wenn Se uns da beispringe köne<text:span text:style-name="T12">n</text:span> <text:span text:style-name="T12">un een Luudspreker boen, de wi mit in Knoop anmaken könen, um de Lüü van ‚t Land mit de SOS to wahrschoen, so wat verseggt.</text:span></text:p>
      <text:p text:style-name="P28"><draw:frame text:anchor-type="paragraph" draw:z-index="48" draw:name="Form3" draw:style-name="gr4" draw:text-style-name="P51" svg:width="11.182cm" svg:height="9.035cm" draw:transform="rotate (0.124267442741996) translate (5.73793055555556cm 0.940152777777778cm)"><draw:text-box><text:p text:style-name="P50"><text:span text:style-name="T15">Auf Hochdeutsch:</text:span></text:p><text:p text:style-name="P50"><text:span text:style-name="T15">Guten Tag Herr Bürgermeister,</text:span></text:p><text:p text:style-name="P50"><text:span text:style-name="T15">Hier haben wir oft mit gefährlichen Stoffen zu tun. Es wäre schön, wenn sie uns helfen und einen Lautsprecher bauen, den wir mit einem Knopf einschalten können, um die Landbevölkerung mit einem SOS zu warnen, falls was schief geht</text:span><text:span text:style-name="T15"><text:line-break/></text:span><text:span text:style-name="T15">Vielen Dank, Ole Boot</text:span></text:p></draw:text-box></draw:frame>Weest bedankt!</text:p>
      <text:p text:style-name="P29">Ole Bootje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Gunny Rewritten" svg:font-family="'Gunny Rewritten'"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6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fo:font-size="40pt" fo:letter-spacing="0.212cm" fo:font-weight="bold" officeooo:rsid="0017be6c" officeooo:paragraph-rsid="0017be6c" fo:background-color="#ffffff" style:font-size-asian="40pt" style:font-weight-asian="bold" style:font-size-complex="40pt" style:font-weight-complex="bold"/>
    </style:style>
    <style:style style:name="MP2" style:family="paragraph">
      <loext:graphic-properties draw:fill="none"/>
      <style:paragraph-properties fo:text-align="center"/>
    </style:style>
    <style:style style:name="MP3" style:family="paragraph" style:parent-style-name="Header">
      <style:text-properties officeooo:rsid="0017be6c" officeooo:paragraph-rsid="0017be6c"/>
    </style:style>
    <style:style style:name="MP4" style:family="paragraph" style:parent-style-name="Header">
      <style:text-properties fo:font-size="16pt" officeooo:rsid="0017be6c" officeooo:paragraph-rsid="0017be6c" style:font-size-asian="16pt" style:font-size-complex="16pt"/>
    </style:style>
    <style:style style:name="MT1" style:family="text">
      <style:text-properties fo:font-size="24pt" fo:letter-spacing="0.212cm" fo:font-weight="bold" officeooo:rsid="0017be6c" style:font-size-asian="24pt" style:font-weight-asian="bold" style:font-size-complex="24pt" style:font-weight-complex="bold"/>
    </style:style>
    <style:style style:name="Mfr1" style:family="graphic" style:parent-style-name="Graphics">
      <style:graphic-properties style:run-through="background" style:protect="content size position" style:wrap="run-through" style:number-wrapped-paragraphs="no-limit" style:vertical-pos="middle" style:vertical-rel="page" style:horizontal-pos="center" style:horizontal-rel="page" style:mirror="none" fo:clip="rect(0cm, 0cm, 0cm, 0cm)" draw:luminance="0%" draw:contrast="0%" draw:red="0%" draw:green="0%" draw:blue="0%" draw:gamma="100%" draw:color-inversion="false" draw:image-opacity="8%" draw:color-mode="standard"/>
    </style:style>
    <style:style style:name="Mgr1" style:family="graphic">
      <style:graphic-properties svg:stroke-width="0.081cm" svg:stroke-color="#808080" draw:marker-start-width="0.474cm" draw:marker-end-width="0.474cm" draw:fill="none" draw:textarea-horizontal-align="center" draw:textarea-vertical-align="middle" fo:padding-top="0.041cm" fo:padding-bottom="0.041cm" fo:padding-left="0.041cm" fo:padding-right="0.041cm" style:run-through="background" style:wrap="run-through" style:number-wrapped-paragraphs="no-limit" style:vertical-pos="from-top" style:vertical-rel="paragraph" style:horizontal-pos="center" style:horizontal-rel="paragraph"/>
    </style:style>
    <style:page-layout style:name="Mpm1">
      <style:page-layout-properties fo:page-width="21.001cm" fo:page-height="29.7cm" style:num-format="1" style:print-orientation="portrait" fo:margin-top="1.7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order-top="2.24pt solid #000000" fo:border-bottom="none" fo:border-left="none" fo:border-right="none" fo:padding="0.049cm" style:shadow="none" fo:background-color="transparent" style:dynamic-spacing="false" draw:fill="none"/>
      </style:footer-style>
    </style:page-layout>
  </office:automatic-styles>
  <office:master-styles>
    <style:master-page style:name="Standard" style:page-layout-name="Mpm1">
      <style:header>
        <text:p text:style-name="MP1"><draw:line text:anchor-type="paragraph" draw:z-index="41" draw:name="Form1" draw:style-name="Mgr1" draw:text-style-name="MP2" svg:x1="-0.916cm" svg:y1="0.801cm" svg:x2="17.914cm" svg:y2="0.838cm"><text:p/></draw:line><draw:frame draw:style-name="Mfr1" draw:name="Bild1" text:anchor-type="paragraph" svg:width="17cm" svg:height="16.23cm" draw:z-index="11"><draw:image xlink:href="Pictures/1000020100000500000004C682929940DA6C6EAD.png" xlink:type="simple" xlink:show="embed" xlink:actuate="onLoad" loext:mime-type="image/png"/></draw:frame>PROJEKTANFRAGE </text:p>
        <text:p text:style-name="MP3"><text:span text:style-name="MT1"/></text:p>
        <text:p text:style-name="MP4">An: Bürgermeister Jann Müll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6:42:53.157000000</meta:creation-date>
    <dc:date>2018-05-23T21:29:06.320000000</dc:date>
    <meta:editing-duration>PT45M29S</meta:editing-duration>
    <meta:editing-cycles>9</meta:editing-cycles>
    <meta:generator>LibreOffice/5.4.2.2$Windows_X86_64 LibreOffice_project/22b09f6418e8c2d508a9eaf86b2399209b0990f4</meta:generator>
    <meta:print-date>2018-05-23T21:16:59.185000000</meta:print-date>
    <meta:document-statistic meta:table-count="0" meta:image-count="1" meta:object-count="0" meta:page-count="12" meta:paragraph-count="71" meta:word-count="627" meta:character-count="4130" meta:non-whitespace-character-count="3559"/>
  </office:meta>
</office:document-meta>
</file>